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10.83mm"/>
    </style:style>
    <style:style style:name="co4" style:family="table-column">
      <style:table-column-properties fo:break-before="auto" style:column-width="11.2mm"/>
    </style:style>
    <style:style style:name="co5" style:family="table-column">
      <style:table-column-properties fo:break-before="auto" style:column-width="18.34mm"/>
    </style:style>
    <style:style style:name="co6" style:family="table-column">
      <style:table-column-properties fo:break-before="auto" style:column-width="22.0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R²</text:p>
          </table:table-cell>
          <table:table-cell office:value-type="string" calcext:value-type="string">
            <text:p>d²</text:p>
          </table:table-cell>
          <table:table-cell office:value-type="string" calcext:value-type="string">
            <text:p>(1-d²/R²)²</text:p>
          </table:table-cell>
          <table:table-cell office:value-type="string" calcext:value-type="string">
            <text:p>ponderation</text:p>
          </table:table-cell>
          <table:table-cell office:value-type="string" calcext:value-type="string">
            <text:p>somme P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41*41" office:value-type="float" office:value="1681" calcext:value-type="float">
            <text:p>1681</text:p>
          </table:table-cell>
          <table:table-cell table:formula="of:=[.C2]*[.C2]" office:value-type="float" office:value="625" calcext:value-type="float">
            <text:p>625</text:p>
          </table:table-cell>
          <table:table-cell table:formula="of:=(1-[.E2]/[.D2])^2" office:value-type="float" office:value="0.394632100874773" calcext:value-type="float">
            <text:p>0,394632</text:p>
          </table:table-cell>
          <table:table-cell table:formula="of:=[.F2]/[.$F$7]" office:value-type="float" office:value="0.158546993782446" calcext:value-type="float">
            <text:p>0,158547</text:p>
          </table:table-cell>
          <table:table-cell table:style-name="ce1" table:formula="of:=[.G2]" office:value-type="float" office:value="0.158546993782446" calcext:value-type="float">
            <text:p>0,158547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41*41" office:value-type="float" office:value="1681" calcext:value-type="float">
            <text:p>1681</text:p>
          </table:table-cell>
          <table:table-cell table:formula="of:=[.C3]*[.C3]" office:value-type="float" office:value="400" calcext:value-type="float">
            <text:p>400</text:p>
          </table:table-cell>
          <table:table-cell table:formula="of:=(1-[.E3]/[.D3])^2" office:value-type="float" office:value="0.580714717203613" calcext:value-type="float">
            <text:p>0,580715</text:p>
          </table:table-cell>
          <table:table-cell table:formula="of:=[.F3]/[.$F$7]" office:value-type="float" office:value="0.233307357545838" calcext:value-type="float">
            <text:p>0,233307</text:p>
          </table:table-cell>
          <table:table-cell table:formula="of:=[.G3]+[.H2]" office:value-type="float" office:value="0.391854351328284" calcext:value-type="float">
            <text:p>0,39185435132828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41*41" office:value-type="float" office:value="1681" calcext:value-type="float">
            <text:p>1681</text:p>
          </table:table-cell>
          <table:table-cell table:formula="of:=[.C4]*[.C4]" office:value-type="float" office:value="529" calcext:value-type="float">
            <text:p>529</text:p>
          </table:table-cell>
          <table:table-cell table:formula="of:=(1-[.E4]/[.D4])^2" office:value-type="float" office:value="0.469644814264193" calcext:value-type="float">
            <text:p>0,469645</text:p>
          </table:table-cell>
          <table:table-cell table:formula="of:=[.F4]/[.$F$7]" office:value-type="float" office:value="0.188684025658448" calcext:value-type="float">
            <text:p>0,188684</text:p>
          </table:table-cell>
          <table:table-cell table:formula="of:=[.G4]+[.H3]" office:value-type="float" office:value="0.580538376986732" calcext:value-type="float">
            <text:p>0,580538376986732</text:p>
          </table:table-cell>
          <table:table-cell office:value-type="string" calcext:value-type="string">
            <text:p>q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41*41" office:value-type="float" office:value="1681" calcext:value-type="float">
            <text:p>1681</text:p>
          </table:table-cell>
          <table:table-cell table:formula="of:=[.C5]*[.C5]" office:value-type="float" office:value="1225" calcext:value-type="float">
            <text:p>1225</text:p>
          </table:table-cell>
          <table:table-cell table:formula="of:=(1-[.E5]/[.D5])^2" office:value-type="float" office:value="0.0735858411238601" calcext:value-type="float">
            <text:p>0,073586</text:p>
          </table:table-cell>
          <table:table-cell table:formula="of:=[.F5]/[.$F$7]" office:value-type="float" office:value="0.0295637731174912" calcext:value-type="float">
            <text:p>0,029564</text:p>
          </table:table-cell>
          <table:table-cell table:formula="of:=[.G5]+[.H4]" office:value-type="float" office:value="0.610102150104223" calcext:value-type="float">
            <text:p>0,61010215010422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41*41" office:value-type="float" office:value="1681" calcext:value-type="float">
            <text:p>1681</text:p>
          </table:table-cell>
          <table:table-cell table:formula="of:=[.C6]*[.C6]" office:value-type="float" office:value="25" calcext:value-type="float">
            <text:p>25</text:p>
          </table:table-cell>
          <table:table-cell table:formula="of:=(1-[.E6]/[.D6])^2" office:value-type="float" office:value="0.970476979475617" calcext:value-type="float">
            <text:p>0,970477</text:p>
          </table:table-cell>
          <table:table-cell table:formula="of:=[.F6]/[.$F$7]" office:value-type="float" office:value="0.389897849895777" calcext:value-type="float">
            <text:p>0,389898</text:p>
          </table:table-cell>
          <table:table-cell table:formula="of:=[.G6]+[.H5]" office:value-type="float" office:value="1" calcext:value-type="float">
            <text:p>1</text:p>
          </table:table-cell>
          <table:table-cell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number-columns-repeated="4"/>
          <table:table-cell table:formula="of:=SUM([.F2:.F6])" office:value-type="float" office:value="2.48905445294206" calcext:value-type="float">
            <text:p>2,489054</text:p>
          </table:table-cell>
          <table:table-cell table:number-columns-repeated="3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18:28.508000000</meta:creation-date>
    <dc:date>2017-08-22T11:51:27.597000000</dc:date>
    <meta:editing-duration>PT3M36S</meta:editing-duration>
    <meta:editing-cycles>2</meta:editing-cycles>
    <meta:generator>LibreOffice/5.2.6.2$Windows_X86_64 LibreOffice_project/a3100ed2409ebf1c212f5048fbe377c281438fdc</meta:generator>
    <meta:document-statistic meta:table-count="1" meta:cell-count="47" meta:object-count="0"/>
  </office:meta>
</office:document-meta>
</file>